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roid Sans Mono" svg:font-family="'Droid Sans Mono', monospace, monospac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Footer">
      <style:paragraph-properties fo:margin-left="0in" fo:margin-right="0.25in" fo:text-indent="0in" style:auto-text-indent="false"/>
    </style:style>
    <style:style style:name="P2" style:family="paragraph" style:parent-style-name="List_20_Paragraph" style:list-style-name="WWNum2">
      <style:paragraph-properties fo:margin-top="0in" fo:margin-bottom="0in" style:contextual-spacing="true"/>
    </style:style>
    <style:style style:name="P3" style:family="paragraph" style:parent-style-name="List_20_Paragraph" style:list-style-name="WWNum1">
      <style:paragraph-properties fo:margin-top="0in" fo:margin-bottom="0in" style:contextual-spacing="true" fo:line-height="150%" fo:text-align="justify" style:justify-single-word="false">
        <style:tab-stops>
          <style:tab-stop style:position="2.4673in"/>
        </style:tab-stops>
      </style:paragraph-properties>
    </style:style>
    <style:style style:name="P4" style:family="paragraph" style:parent-style-name="List_20_Paragraph">
      <style:paragraph-properties fo:margin-left="0.6516in" fo:margin-right="0in" fo:margin-top="0in" fo:margin-bottom="0in" style:contextual-spacing="true" fo:line-height="150%" fo:text-align="justify" style:justify-single-word="false" fo:text-indent="0in" style:auto-text-indent="false">
        <style:tab-stops>
          <style:tab-stop style:position="2.4673in"/>
        </style:tab-stops>
      </style:paragraph-properties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 fo:break-before="page"/>
    </style:style>
    <style:style style:name="P7" style:family="paragraph" style:parent-style-name="Standard" style:master-page-name="First_20_Page">
      <style:paragraph-properties fo:text-align="center" style:justify-single-word="false" style:page-number="auto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9" style:family="paragraph" style:parent-style-name="Standard">
      <style:paragraph-properties fo:line-height="150%"/>
      <style:text-properties style:font-name="Times New Roman" fo:font-size="14pt" style:font-size-asian="14pt" style:font-name-complex="Times New Roman1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1" style:family="paragraph" style:parent-style-name="Standard">
      <style:paragraph-properties fo:margin-top="0in" fo:margin-bottom="0in" style:contextual-spacing="false" fo:line-height="150%">
        <style:tab-stops>
          <style:tab-stop style:position="2.4673in"/>
        </style:tab-stops>
      </style:paragraph-properties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2" style:family="paragraph" style:parent-style-name="Standard">
      <style:paragraph-properties fo:hyphenation-ladder-count="no-limit"/>
      <style:text-properties style:font-name="Times New Roman" fo:font-size="14pt" fo:font-weight="bold" style:font-size-asian="14pt" style:font-weight-asian="bold" style:font-name-complex="Times New Roman1" style:font-size-complex="14pt" fo:hyphenate="true" fo:hyphenation-remain-char-count="2" fo:hyphenation-push-char-count="2" loext:hyphenation-no-caps="false"/>
    </style:style>
    <style:style style:name="P13" style:family="paragraph" style:parent-style-name="Standard">
      <style:text-properties style:font-name="Times New Roman" fo:font-size="14pt" fo:language="en" fo:country="US" style:font-size-asian="14pt" style:font-name-complex="Times New Roman1" style:font-size-complex="14pt"/>
    </style:style>
    <style:style style:name="P14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15" style:family="paragraph" style:parent-style-name="Standard">
      <style:paragraph-properties fo:margin-left="3.9335in" fo:margin-right="0in" fo:margin-top="0in" fo:margin-bottom="0in" style:contextual-spacing="false" fo:line-height="100%" fo:text-align="end" style:justify-single-word="false" fo:text-indent="0.4917in" style:auto-text-indent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16" style:family="paragraph" style:parent-style-name="Standard">
      <style:paragraph-properties fo:margin-top="0in" fo:margin-bottom="0.1665in" style:contextual-spacing="false" fo:line-height="100%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17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1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Times New Roman" style:font-name-asian="Times New Roman1" style:font-name-complex="Times New Roman1"/>
    </style:style>
    <style:style style:name="P19" style:family="paragraph" style:parent-style-name="Standard">
      <style:paragraph-properties fo:margin-top="0in" fo:margin-bottom="0in" style:contextual-spacing="false" fo:line-height="100%" fo:text-align="end" style:justify-single-word="false"/>
    </style:style>
    <style:style style:name="P20" style:family="paragraph" style:parent-style-name="Standard">
      <style:paragraph-properties fo:margin-left="3.9335in" fo:margin-right="0in" fo:margin-top="0in" fo:margin-bottom="0in" style:contextual-spacing="false" fo:line-height="100%" fo:text-align="end" style:justify-single-word="false" fo:text-indent="0.4917in" style:auto-text-indent="false"/>
    </style:style>
    <style:style style:name="P21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22" style:family="paragraph" style:parent-style-name="Standard">
      <style:paragraph-properties fo:margin-top="0in" fo:margin-bottom="0in" style:contextual-spacing="false" fo:line-height="100%"/>
    </style:style>
    <style:style style:name="P23" style:family="paragraph" style:parent-style-name="Standard">
      <style:paragraph-properties fo:margin-top="0in" fo:margin-bottom="0in" style:contextual-spacing="false"/>
    </style:style>
    <style:style style:name="P24" style:family="paragraph" style:parent-style-name="Standard">
      <style:paragraph-properties fo:margin-top="0in" fo:margin-bottom="0in" style:contextual-spacing="false" fo:line-height="150%" fo:text-align="center" style:justify-single-word="false">
        <style:tab-stops>
          <style:tab-stop style:position="2.4673in"/>
        </style:tab-stops>
      </style:paragraph-properties>
    </style:style>
    <style:style style:name="P25" style:family="paragraph" style:parent-style-name="Standard">
      <style:paragraph-properties fo:line-height="150%" fo:text-align="center" style:justify-single-word="false" fo:break-before="page"/>
    </style:style>
    <style:style style:name="P26" style:family="paragraph" style:parent-style-name="Standard">
      <style:paragraph-properties fo:margin-top="0in" fo:margin-bottom="0in" style:contextual-spacing="false" fo:line-height="150%">
        <style:tab-stops>
          <style:tab-stop style:position="2.4673in"/>
        </style:tab-stops>
      </style:paragraph-properties>
    </style:style>
    <style:style style:name="P27" style:family="paragraph" style:parent-style-name="Standard">
      <style:paragraph-properties fo:margin-left="-0.5909in" fo:margin-right="0in" fo:margin-top="0in" fo:margin-bottom="0in" style:contextual-spacing="false" fo:line-height="150%" fo:text-align="justify" style:justify-single-word="false" fo:text-indent="0.7425in" style:auto-text-indent="false">
        <style:tab-stops>
          <style:tab-stop style:position="2.4673in"/>
        </style:tab-stops>
      </style:paragraph-properties>
    </style:style>
    <style:style style:name="P28" style:family="paragraph" style:parent-style-name="Standard">
      <style:paragraph-properties fo:margin-top="0in" fo:margin-bottom="0in" style:contextual-spacing="false" fo:line-height="150%" fo:text-align="justify" style:justify-single-word="false">
        <style:tab-stops>
          <style:tab-stop style:position="2.4673in"/>
        </style:tab-stops>
      </style:paragraph-properties>
    </style:style>
    <style:style style:name="P29" style:family="paragraph" style:parent-style-name="Standard">
      <style:paragraph-properties fo:line-height="150%"/>
    </style:style>
    <style:style style:name="P30" style:family="paragraph" style:parent-style-name="Standard">
      <style:text-properties fo:language="en" fo:country="US"/>
    </style:style>
    <style:style style:name="P3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02ceca" style:font-size-asian="14pt" style:font-name-complex="Times New Roman1" style:font-size-complex="14pt"/>
    </style:style>
    <style:style style:name="T3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5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6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7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T8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T11" style:family="text">
      <style:text-properties fo:color="#000000" loext:opacity="100%" style:font-name="Times New Roman" fo:font-size="14pt" officeooo:rsid="0002ceca" style:font-name-asian="Times New Roman1" style:font-size-asian="14pt" style:font-name-complex="Times New Roman1" style:font-size-complex="14pt"/>
    </style:style>
    <style:style style:name="T12" style:family="text">
      <style:text-properties style:use-window-font-color="true" loext:opacity="0%" style:font-name="Times New Roman" fo:font-size="14pt" style:font-size-asian="14pt" style:font-name-complex="Times New Roman1" style:font-size-complex="14pt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Московский Авиационный Институт</text:span></text:p>
      <text:p text:style-name="P5"><text:span text:style-name="T1">(Национальный Исследовательский Университет)</text:span></text:p>
      <text:p text:style-name="P8"/>
      <text:p text:style-name="P5"><text:span text:style-name="T1">Факультет информационных технологий и прикладной математики</text:span></text:p>
      <text:p text:style-name="P5"><text:span text:style-name="T1">Кафедра вычислительной математики и программирования</text:span></text:p>
      <text:p text:style-name="P10"/>
      <text:p text:style-name="P10"/>
      <text:p text:style-name="P5"><text:span text:style-name="T3">Лабораторная работа №3 по курсу</text:span><text:span text:style-name="T4"> </text:span></text:p>
      <text:p text:style-name="P5"><text:span text:style-name="T5">«Операционные системы»</text:span></text:p>
      <text:p text:style-name="Standard"><text:span text:style-name="T3"><text:tab/></text:span></text:p>
      <text:p text:style-name="P5"><text:span text:style-name="T4">РАБОТА С ОБЩЕЙ ПАМЯТЬЮ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9"><text:span text:style-name="T10">Студент: </text:span><text:span text:style-name="T11">Жаворонков Михаил Николаевич</text:span></text:p>
      <text:p text:style-name="P20"><text:span text:style-name="T10">Группа: М8О–212Б–22</text:span></text:p>
      <text:p text:style-name="P20"><text:span text:style-name="T10">Вариант: </text:span><text:span text:style-name="T11">6</text:span><text:span text:style-name="T10"> </text:span></text:p>
      <text:p text:style-name="P19"><text:span text:style-name="T10">Преподаватель: Соколов Андрей Алексеевич</text:span></text:p>
      <text:p text:style-name="P19"><text:span text:style-name="T10">Оценка: __________ </text:span></text:p>
      <text:p text:style-name="P19"><text:span text:style-name="T10">Дата: __________</text:span></text:p>
      <text:p text:style-name="P19"><text:span text:style-name="T10">Подпись: __________</text:span></text:p>
      <text:p text:style-name="P16"/>
      <text:p text:style-name="P18"/>
      <text:p text:style-name="P18"/>
      <text:p text:style-name="P21"><text:span text:style-name="T10">Москва, 2023.</text:span></text:p>
      <text:p text:style-name="P10"/>
      <text:p text:style-name="P5"><text:soft-page-break/><text:span text:style-name="T3">Постановка задачи</text:span></text:p>
      <text:h text:style-name="Heading_20_2" text:outline-level="2"><text:span text:style-name="T12">Цель работы</text:span></text:h>
      <text:p text:style-name="P23"><text:span text:style-name="T1">Приобретение практических навыков в:</text:span></text:p>
      <text:list xml:id="list2646072968" text:style-name="WWNum2">
        <text:list-item>
          <text:p text:style-name="P2"><text:span text:style-name="T1">Освоение принципов работы с файловыми системами</text:span></text:p>
        </text:list-item>
        <text:list-item>
          <text:p text:style-name="P2"><text:span text:style-name="T1">Обеспечение обмена данных между процессами посредством технологии «File mapping»</text:span></text:p>
        </text:list-item>
      </text:list>
      <text:h text:style-name="Heading_20_2" text:outline-level="2"><text:span text:style-name="T12">Задание</text:span></text:h>
      <text:p text:style-name="Standard"><text:span text:style-name="T10">Составить и отладить программу на языке Си, осуществляющую работу с процессами и </text:span></text:p>
      <text:p text:style-name="Standard"><text:span text:style-name="T10">взаимодействие между ними в одной из двух операционных систем. В результате работы </text:span></text:p>
      <text:p text:style-name="Standard"><text:span text:style-name="T10">программа (основной процесс) должен создать для решение задачи один или несколько </text:span></text:p>
      <text:p text:style-name="Standard"><text:span text:style-name="T10">дочерних процессов. Взаимодействие между процессами осуществляется через системные </text:span></text:p>
      <text:p text:style-name="Standard"><text:span text:style-name="T10">сигналы/события и/или через отображаемые файлы (memory-mapped files).</text:span></text:p>
      <text:p text:style-name="Standard"><text:span text:style-name="T10">Необходимо обрабатывать системные ошибки, которые могут возникнуть в результате работы.</text:span></text:p>
      <text:p text:style-name="Standard"><text:span text:style-name="T10">Вариант 16:</text:span></text:p>
      <text:p text:style-name="P22"><text:span text:style-name="T10">В файле записана строка, необходимо проверить оканчивается ли она на «;» или «.». В случае выполнения условия вывести ее в стандартный поток вывода, иначе вывести сообщение об ошибке.</text:span></text:p>
      <text:p text:style-name="P17"/>
      <text:p text:style-name="P24"><text:span text:style-name="T3">Общие сведения о программе</text:span></text:p>
      <text:p text:style-name="P26"><text:span text:style-name="T1">Программа компилируется из файла </text:span><text:span text:style-name="T6">main</text:span><text:span text:style-name="T1">.</text:span><text:span text:style-name="T6">cpp</text:span><text:span text:style-name="T1">. Помимо этого, есть программа </text:span><text:span text:style-name="T6">child</text:span><text:span text:style-name="T1">.</text:span><text:span text:style-name="T6">cpp</text:span><text:span text:style-name="T1">, которая запускается при помощи </text:span><text:span text:style-name="T6">execlp</text:span><text:span text:style-name="T1">. Обе программы собираются при помощи системы сборки </text:span><text:span text:style-name="T6">CMake</text:span><text:span text:style-name="T1">.</text:span></text:p>
      <text:p text:style-name="P11"/>
      <text:p text:style-name="P24"><text:span text:style-name="T3">Общий метод и алгоритм решения</text:span><text:span text:style-name="T1">.</text:span></text:p>
      <text:p text:style-name="P27"><text:span text:style-name="T1">Для реализации поставленной задачи необходимо:</text:span></text:p>
      <text:list xml:id="list1449240901" text:style-name="WWNum1">
        <text:list-item>
          <text:p text:style-name="P3"><text:span text:style-name="T1">Считать название тестового файла</text:span></text:p>
        </text:list-item>
        <text:list-item>
          <text:p text:style-name="P3"><text:span text:style-name="T6">C</text:span><text:span text:style-name="T1"> помощью функции </text:span><text:span text:style-name="T6">fstat</text:span><text:span text:style-name="T1"> заполнить структуру </text:span><text:span text:style-name="T6">stat</text:span><text:span text:style-name="T1">; узнать размер файла</text:span></text:p>
        </text:list-item>
        <text:list-item>
          <text:p text:style-name="P3"><text:span text:style-name="T1">С помощью функции </text:span><text:span text:style-name="T6">mmap</text:span><text:span text:style-name="T1"> отразить файл в память</text:span></text:p>
        </text:list-item>
        <text:list-item>
          <text:p text:style-name="P3"><text:soft-page-break/><text:span text:style-name="T1">Создать дочерний процесс</text:span></text:p>
        </text:list-item>
        <text:list-item>
          <text:p text:style-name="P3"><text:span text:style-name="T1">Дождаться завершения работы алгоритма в дочернем процессе</text:span></text:p>
        </text:list-item>
        <text:list-item>
          <text:p text:style-name="P3"><text:span text:style-name="T1">Очистить память и закрыть файл</text:span></text:p>
        </text:list-item>
      </text:list>
      <text:p text:style-name="P28"><text:span text:style-name="T3"><text:tab/>Основные файлы программы</text:span></text:p>
      <text:p text:style-name="P4"/>
      <text:p text:style-name="Standard"><text:span text:style-name="T7">Main</text:span><text:span text:style-name="T3">.</text:span><text:span text:style-name="T7">cpp</text:span></text:p>
      <text:p text:style-name="Standard"><text:span text:style-name="T13">#include &lt;fcntl.h&gt;</text:span></text:p>
      <text:p text:style-name="Standard">#include &lt;stdio.h&gt;</text:p>
      <text:p text:style-name="Standard">#include &lt;stdlib.h&gt;</text:p>
      <text:p text:style-name="Standard">#include &lt;string.h&gt;</text:p>
      <text:p text:style-name="Standard">#include &lt;sys/mman.h&gt;</text:p>
      <text:p text:style-name="Standard">#include &lt;sys/stat.h&gt;</text:p>
      <text:p text:style-name="Standard">#include &lt;sys/types.h&gt;</text:p>
      <text:p text:style-name="Standard">#include &lt;unistd.h&gt;</text:p>
      <text:p text:style-name="Standard">#include &lt;sys/wait.h&gt;</text:p>
      <text:p text:style-name="Standard"/>
      <text:p text:style-name="Standard">#define CHILD "./child"</text:p>
      <text:p text:style-name="Standard"/>
      <text:p text:style-name="Standard">int main(int argc, char *argv[]) {</text:p>
      <text:p text:style-name="Standard"><text:s text:c="4"/>if (argc != 2) {</text:p>
      <text:p text:style-name="Standard"><text:s text:c="8"/>fprintf(stderr, "Usage: %s &lt;filename&gt;\n", argv[0]);</text:p>
      <text:p text:style-name="Standard"><text:s text:c="8"/>return 1; </text:p>
      <text:p text:style-name="Standard"><text:s text:c="4"/>}</text:p>
      <text:p text:style-name="Standard"><text:s text:c="4"/></text:p>
      <text:p text:style-name="Standard"><text:s text:c="4"/>const char *filename = argv[1];</text:p>
      <text:p text:style-name="Standard"/>
      <text:p text:style-name="Standard"><text:s text:c="4"/>// char testfile_path[256];</text:p>
      <text:p text:style-name="Standard"><text:s text:c="4"/>// snprintf(testfile_path, sizeof(testfile_path), "tests/%s", filename);</text:p>
      <text:p text:style-name="Standard"><text:s text:c="4"/>int fd = open(filename, O_RDONLY);</text:p>
      <text:p text:style-name="Standard"><text:s text:c="4"/>if (fd == -1) {</text:p>
      <text:p text:style-name="Standard"><text:s text:c="8"/>perror("File open failed");</text:p>
      <text:p text:style-name="Standard"><text:s text:c="8"/>return 1; </text:p>
      <text:p text:style-name="Standard"><text:soft-page-break/><text:s text:c="4"/>}</text:p>
      <text:p text:style-name="Standard"/>
      <text:p text:style-name="Standard"><text:s text:c="4"/>struct stat file_info;</text:p>
      <text:p text:style-name="Standard"><text:s text:c="4"/>if (fstat(fd, &amp;file_info) == -1) {</text:p>
      <text:p text:style-name="Standard"><text:s text:c="8"/>perror("File stat failed");</text:p>
      <text:p text:style-name="Standard"><text:s text:c="8"/>close(fd);</text:p>
      <text:p text:style-name="Standard"><text:s text:c="8"/>return 1;</text:p>
      <text:p text:style-name="Standard"><text:s text:c="4"/>}</text:p>
      <text:p text:style-name="Standard"/>
      <text:p text:style-name="Standard"><text:s text:c="4"/>int *mapped_data = (int *)mmap(NULL, file_info.st_size, PROT_READ, MAP_PRIVATE, fd, 0);</text:p>
      <text:p text:style-name="Standard"><text:s text:c="4"/>if (mapped_data == MAP_FAILED) {</text:p>
      <text:p text:style-name="Standard"><text:s text:c="8"/>perror("Memory mapping failed");</text:p>
      <text:p text:style-name="Standard"><text:s text:c="8"/>close(fd);</text:p>
      <text:p text:style-name="Standard"><text:s text:c="8"/>return 1;</text:p>
      <text:p text:style-name="Standard"><text:s text:c="4"/>}</text:p>
      <text:p text:style-name="Standard"/>
      <text:p text:style-name="Standard"><text:s text:c="4"/>close(fd);</text:p>
      <text:p text:style-name="Standard"/>
      <text:p text:style-name="Standard"><text:s text:c="4"/>pid_t pid = fork();</text:p>
      <text:p text:style-name="Standard"/>
      <text:p text:style-name="Standard"><text:s text:c="4"/>if (pid == -1) {</text:p>
      <text:p text:style-name="Standard"><text:s text:c="8"/>perror("Fork failed");</text:p>
      <text:p text:style-name="Standard"><text:s text:c="8"/>munmap(mapped_data, file_info.st_size);</text:p>
      <text:p text:style-name="Standard"><text:s text:c="8"/>return 1; </text:p>
      <text:p text:style-name="Standard"><text:s text:c="4"/>}</text:p>
      <text:p text:style-name="Standard"/>
      <text:p text:style-name="Standard"><text:s text:c="4"/>if (pid == 0) {</text:p>
      <text:p text:style-name="Standard"><text:s text:c="8"/>execl(CHILD, CHILD, filename, (char *)NULL);</text:p>
      <text:p text:style-name="Standard"><text:s text:c="8"/>perror("Execl failed");</text:p>
      <text:p text:style-name="Standard"><text:s text:c="8"/>_exit(1); </text:p>
      <text:p text:style-name="Standard"><text:s text:c="4"/>} else {</text:p>
      <text:p text:style-name="Standard"><text:s text:c="8"/>int status;</text:p>
      <text:p text:style-name="Standard"><text:soft-page-break/><text:s text:c="8"/>waitpid(pid, &amp;status, 0);</text:p>
      <text:p text:style-name="Standard"/>
      <text:p text:style-name="Standard"><text:s text:c="8"/>// Проверяем, успешно ли завершился дочерний процесс</text:p>
      <text:p text:style-name="Standard"><text:s text:c="8"/>if (WIFEXITED(status)) {</text:p>
      <text:p text:style-name="Standard"><text:s text:c="12"/>printf("Child process exited with status: %d\n", WEXITSTATUS(status));</text:p>
      <text:p text:style-name="Standard"><text:s text:c="8"/>} else if (WIFSIGNALED(status)) {</text:p>
      <text:p text:style-name="Standard"><text:s text:c="12"/>printf("Child process terminated by signal: %d\n", WTERMSIG(status));</text:p>
      <text:p text:style-name="Standard"><text:s text:c="8"/>}</text:p>
      <text:p text:style-name="Standard"/>
      <text:p text:style-name="Standard"><text:s text:c="8"/>munmap(mapped_data, file_info.st_size);</text:p>
      <text:p text:style-name="Standard"><text:s text:c="4"/>}</text:p>
      <text:p text:style-name="Standard"/>
      <text:p text:style-name="Standard"><text:s text:c="4"/>return 0; </text:p>
      <text:p text:style-name="Standard">}</text:p>
      <text:p text:style-name="P13"/>
      <text:p text:style-name="Standard"><text:span text:style-name="T8">Child.cpp</text:span></text:p>
      <text:p text:style-name="Standard">#include &lt;stdio.h&gt;</text:p>
      <text:p text:style-name="Standard">#include &lt;stdlib.h&gt;</text:p>
      <text:p text:style-name="Standard">#include &lt;string.h&gt;</text:p>
      <text:p text:style-name="Standard">#include &lt;sys/mman.h&gt;</text:p>
      <text:p text:style-name="Standard">#include &lt;fcntl.h&gt;</text:p>
      <text:p text:style-name="Standard">#include &lt;sys/stat.h&gt;</text:p>
      <text:p text:style-name="Standard">#include &lt;unistd.h&gt;</text:p>
      <text:p text:style-name="Standard"/>
      <text:p text:style-name="Standard">int main(int argc, char *argv[]) {</text:p>
      <text:p text:style-name="Standard"><text:s text:c="4"/>if (argc != 2) {</text:p>
      <text:p text:style-name="Standard"><text:s text:c="8"/>fprintf(stderr, "Usage: %s &lt;filename&gt;\n", argv[0]);</text:p>
      <text:p text:style-name="Standard"><text:s text:c="8"/>return 1; </text:p>
      <text:p text:style-name="Standard"><text:s text:c="4"/>}</text:p>
      <text:p text:style-name="Standard"/>
      <text:p text:style-name="Standard"><text:s text:c="4"/>const char *filename = argv[1];</text:p>
      <text:p text:style-name="Standard"/>
      <text:p text:style-name="Standard"><text:soft-page-break/></text:p>
      <text:p text:style-name="Standard"><text:s text:c="4"/>FILE *file = fopen(filename, "r");</text:p>
      <text:p text:style-name="Standard"><text:s text:c="4"/>if (!file) {</text:p>
      <text:p text:style-name="Standard"><text:s text:c="8"/>perror("File open failed");</text:p>
      <text:p text:style-name="Standard"><text:s text:c="8"/>return 1; </text:p>
      <text:p text:style-name="Standard"><text:s text:c="4"/>}</text:p>
      <text:p text:style-name="Standard"/>
      <text:p text:style-name="Standard"><text:s text:c="4"/></text:p>
      <text:p text:style-name="Standard"><text:s text:c="4"/>struct stat file_stats;</text:p>
      <text:p text:style-name="Standard"><text:s text:c="4"/>if (fstat(fileno(file), &amp;file_stats) == -1) {</text:p>
      <text:p text:style-name="Standard"><text:s text:c="8"/>perror("File stat failed");</text:p>
      <text:p text:style-name="Standard"><text:s text:c="8"/>fclose(file);</text:p>
      <text:p text:style-name="Standard"><text:s text:c="8"/>return 1; </text:p>
      <text:p text:style-name="Standard"><text:s text:c="4"/>}</text:p>
      <text:p text:style-name="Standard"/>
      <text:p text:style-name="Standard"><text:s text:c="4"/>// Используем memory-mapped область, переданную в аргументах</text:p>
      <text:p text:style-name="Standard"><text:s text:c="4"/>char *buffer = mmap(NULL, file_stats.st_size, PROT_READ, MAP_PRIVATE, fileno(file), 0);</text:p>
      <text:p text:style-name="Standard"><text:s text:c="4"/>if (buffer == MAP_FAILED) {</text:p>
      <text:p text:style-name="Standard"><text:s text:c="8"/>perror("Memory mapping failed");</text:p>
      <text:p text:style-name="Standard"><text:s text:c="8"/>fclose(file);</text:p>
      <text:p text:style-name="Standard"><text:s text:c="8"/>return 1; </text:p>
      <text:p text:style-name="Standard"><text:s text:c="4"/>}</text:p>
      <text:p text:style-name="Standard"><text:s text:c="4"/>int sum = 0;</text:p>
      <text:p text:style-name="Standard"><text:s text:c="4"/>int value;</text:p>
      <text:p text:style-name="Standard"><text:s text:c="4"/>while (sscanf(buffer, "%d", &amp;value) == 1) {</text:p>
      <text:p text:style-name="Standard"><text:s text:c="8"/>printf("Read value: %d\n", value);</text:p>
      <text:p text:style-name="Standard"><text:s text:c="8"/>sum += value;</text:p>
      <text:p text:style-name="Standard"><text:s text:c="8"/>buffer = strchr(buffer, ' ');</text:p>
      <text:p text:style-name="Standard"><text:s text:c="8"/>if (buffer == NULL) {</text:p>
      <text:p text:style-name="Standard"><text:s text:c="12"/>break;</text:p>
      <text:p text:style-name="Standard"><text:s text:c="8"/>}</text:p>
      <text:p text:style-name="Standard"><text:s text:c="8"/>buffer++; </text:p>
      <text:p text:style-name="Standard"><text:soft-page-break/><text:s text:c="4"/>}</text:p>
      <text:p text:style-name="Standard"/>
      <text:p text:style-name="Standard"/>
      <text:p text:style-name="Standard"><text:s text:c="4"/>printf("Final sum: %d\n", sum);</text:p>
      <text:p text:style-name="Standard"/>
      <text:p text:style-name="Standard"><text:s text:c="4"/></text:p>
      <text:p text:style-name="Standard"><text:s text:c="4"/>fclose(file);</text:p>
      <text:p text:style-name="Standard"><text:s text:c="4"/>munmap(buffer, file_stats.st_size);</text:p>
      <text:p text:style-name="Standard"/>
      <text:p text:style-name="Standard"><text:s text:c="4"/>return 0; </text:p>
      <text:p text:style-name="Standard">}</text:p>
      <text:p text:style-name="P6"><text:span text:style-name="T4">Пример</text:span><text:span text:style-name="T8"> </text:span><text:span text:style-name="T4">работы</text:span></text:p>
      <text:p text:style-name="Standard"><text:span text:style-name="T15"/></text:p>
      <text:p text:style-name="P31">zhavkk@zhavkk:~/OSlabs/lab3/src$ ./main </text:p>
      <text:p text:style-name="P31">Usage: ./main &lt;filename&gt;</text:p>
      <text:p text:style-name="P31">zhavkk@zhavkk:~/OSlabs/lab3/src$ ./main ../tests/1.txt</text:p>
      <text:p text:style-name="P31">Read value: 1</text:p>
      <text:p text:style-name="P31">Read value: 1</text:p>
      <text:p text:style-name="P31">Read value: 1</text:p>
      <text:p text:style-name="P31">Final sum: 3</text:p>
      <text:p text:style-name="P31">Child process exited with status: 0</text:p>
      <text:p text:style-name="P31">zhavkk@zhavkk:~/OSlabs/lab3/src$ ./main ../tests/2.txt</text:p>
      <text:p text:style-name="P31">Read value: 0</text:p>
      <text:p text:style-name="P31">Final sum: 0</text:p>
      <text:p text:style-name="P31">Child process exited with status: 0</text:p>
      <text:p text:style-name="P31">zhavkk@zhavkk:~/OSlabs/lab3/src$ ./main ../tests/3.txt</text:p>
      <text:p text:style-name="P31">Read value: 1</text:p>
      <text:p text:style-name="P31">Read value: 2</text:p>
      <text:p text:style-name="P31">Read value: 0</text:p>
      <text:p text:style-name="P31">Final sum: 3</text:p>
      <text:p text:style-name="P31">Child process exited with status: 0</text:p>
      <text:p text:style-name="P31">zhavkk@zhavkk:~/OSlabs/lab3/src$ ./main ../tests/4.txt</text:p>
      <text:p text:style-name="P31">Read value: 1</text:p>
      <text:p text:style-name="P31">Read value: 2</text:p>
      <text:p text:style-name="P31">Read value: 3</text:p>
      <text:p text:style-name="P31">Read value: 4</text:p>
      <text:p text:style-name="P31">Read value: 5</text:p>
      <text:p text:style-name="P31">Read value: 6</text:p>
      <text:p text:style-name="P31">Read value: 7</text:p>
      <text:p text:style-name="P31">Read value: 8</text:p>
      <text:p text:style-name="P31">Read value: 9</text:p>
      <text:p text:style-name="P31">Read value: 10</text:p>
      <text:p text:style-name="P31">Read value: 11</text:p>
      <text:p text:style-name="P31"><text:soft-page-break/>Read value: 12</text:p>
      <text:p text:style-name="P31">Read value: 13</text:p>
      <text:p text:style-name="P31">Read value: 14</text:p>
      <text:p text:style-name="P31">Read value: 15</text:p>
      <text:p text:style-name="P31">Read value: 16</text:p>
      <text:p text:style-name="P31">Read value: 17</text:p>
      <text:p text:style-name="P31">Read value: 18</text:p>
      <text:p text:style-name="P31">Read value: 19</text:p>
      <text:p text:style-name="P31">Read value: 20</text:p>
      <text:p text:style-name="P31">Read value: 21</text:p>
      <text:p text:style-name="P31">Read value: 22</text:p>
      <text:p text:style-name="P31">Read value: 23</text:p>
      <text:p text:style-name="P31">Read value: 24</text:p>
      <text:p text:style-name="P31">Read value: 25</text:p>
      <text:p text:style-name="P31">Read value: 26</text:p>
      <text:p text:style-name="P31">Read value: 27</text:p>
      <text:p text:style-name="P31">Read value: 28</text:p>
      <text:p text:style-name="P31">Read value: 29</text:p>
      <text:p text:style-name="P31">Read value: 30</text:p>
      <text:p text:style-name="P31">Final sum: 465</text:p>
      <text:p text:style-name="P31">Child process exited with status: 0</text:p>
      <text:p text:style-name="P31">zhavkk@zhavkk:~/OSlabs/lab3/src$ </text:p>
      <text:p text:style-name="P31"/>
      <text:p text:style-name="P12"/>
      <text:p text:style-name="P25"><text:span text:style-name="T3">Вывод</text:span></text:p>
      <text:p text:style-name="P29"><text:span text:style-name="T1">В данной лабораторной работе были изучены принципы работы с файловыми системами и освоены навыки обмена данными между процессами с использованием технологии "File mapping".</text:span></text:p>
      <text:p text:style-name="P29"><text:span text:style-name="T1">Для достижения поставленных целей была составлена и отлажена программа на языке C, которая осуществляет работу с процессами и обменивается данными между ними в выбранной операционной системе. Основной процесс создает один или несколько дочерних процессов для решения поставленной задачи. </text:span><text:bookmark-start text:name="_GoBack"/><text:span text:style-name="T1">Взаимодействие между процессами происходит через <text:s/>через отображаемые файлы (memory-mapped files).</text:span><text:bookmark-end text:name="_GoBack"/></text:p>
      <text:p text:style-name="P29"><text:span text:style-name="T1">В результате выполнения лабораторной работы были достигнуты поставленные цели - были освоены принципы работы с файловыми системами и технология "File mapping", а также была разработана и отлажена программа, обеспечивающая работу с процессами и взаимодействие между ними. </text:span></text:p>
      <text:p text:style-name="P9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roid Sans Mono" svg:font-family="'Droid Sans Mono', monospace, monospac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style:writing-mode="lr-tb"/>
      <style:text-properties style:font-name="Calibri" fo:font-family="Calibri" style:font-family-generic="roman" style:font-pitch="variable" style:font-name-asian="F" style:font-family-generic-asian="system" style:font-pitch-asian="variable" style:language-asian="ru" style:country-asian="RU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5b9bd5" loext:opacity="100%" style:font-name="Calibri Light" fo:font-family="'Calibri Light'" style:font-family-generic="roman" style:font-pitch="variable" fo:font-size="13pt" fo:font-weight="bold" style:font-name-asian="F" style:font-family-generic-asian="system" style:font-pitch-asian="variable" style:font-size-asian="13pt" style:language-asian="en" style:country-asian="US" style:font-weight-asian="bold" style:font-name-complex="F" style:font-family-generic-complex="system" style:font-pitch-complex="variable" style:font-size-complex="13pt" style:font-weight-complex="bold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Ниж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Default_20_Paragraph_20_Font" style:display-name="Default Paragraph Font" style:family="text"/>
    <style:style style:name="Заголовок_20_2_20_Знак" style:display-name="Заголовок 2 Знак" style:family="text" style:parent-style-name="Default_20_Paragraph_20_Font" loext:linked-style-name="Heading_20_2">
      <style:text-properties fo:color="#5b9bd5" loext:opacity="100%" style:font-name="Calibri Light" fo:font-family="'Calibri Light'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Нижний_20_колонтитул_20_Знак" style:display-name="Нижний колонтитул Знак" style:family="text" style:parent-style-name="Default_20_Paragraph_20_Font" loext:linked-style-name="Footer">
      <style:text-properties style:font-name="Calibri" fo:font-family="Calibri" style:font-family-generic="roman" style:font-pitch="variable" style:font-name-asian="F" style:font-family-generic-asian="system" style:font-pitch-asian="variable" style:language-asian="ru" style:country-asian="RU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453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453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453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453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453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45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453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453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45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margin-left="0in" fo:margin-right="0.25in" fo:text-indent="0in" style:auto-text-indent="false"/>
    </style:style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Максим Корнев</meta:initial-creator>
    <meta:editing-cycles>7</meta:editing-cycles>
    <meta:creation-date>2023-11-14T14:34:00</meta:creation-date>
    <dc:date>2023-12-12T20:08:46.902558243</dc:date>
    <meta:editing-duration>PT1H34M41S</meta:editing-duration>
    <meta:generator>LibreOffice/7.3.7.2$Linux_X86_64 LibreOffice_project/30$Build-2</meta:generator>
    <meta:document-statistic meta:table-count="0" meta:image-count="0" meta:object-count="0" meta:page-count="10" meta:paragraph-count="209" meta:word-count="847" meta:character-count="6630" meta:non-whitespace-character-count="5442"/>
    <meta:user-defined meta:name="AppVersion">16.0000</meta:user-defined>
    <meta:user-defined meta:name="Company">SPecialiST RePack</meta:user-defined>
    <meta:template xlink:type="simple" xlink:actuate="onRequest" xlink:title="Normal.dotm" xlink:href=""/>
  </office:meta>
</office:document-meta>
</file>